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X words]</text:p>
      <text:h text:style-name="Heading_20_2" text:outline-level="2"><text:bookmark-start text:name="motivation"/>Motivation<text:bookmark-end text:name="motivation"/></text:h>
      <text:p text:style-name="First_20_paragraph">[Target X words]</text:p>
      <text:h text:style-name="Heading_20_2" text:outline-level="2"><text:bookmark-start text:name="problem"/>Problem<text:bookmark-end text:name="problem"/></text:h>
      <text:p text:style-name="First_20_paragraph">[Target X words]</text:p>
      <text:h text:style-name="Heading_20_2" text:outline-level="2"><text:bookmark-start text:name="prior-work"/>Prior Work<text:bookmark-end text:name="prior-work"/></text:h>
      <text:p text:style-name="First_20_paragraph">[Target X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X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X words]</text:p>
      <text:h text:style-name="Heading_20_2" text:outline-level="2"><text:bookmark-start text:name="thesis-structure"/>Thesis Structure<text:bookmark-end text:name="thesis-structure"/></text:h>
      <text:p text:style-name="First_20_paragraph">[Target X words]</text:p>
      <text:h text:style-name="Heading_20_2" text:outline-level="2"><text:bookmark-start text:name="notes"/>Notes<text:bookmark-end text:name="notes"/></text:h>
      <text:list text:style-name="L2">
        <text:list-item>
          <text:p text:style-name="P2">Subsection headings are just placeholders for now, need to revise these.</text:p>
        </text:list-item>
      </text:list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0-12-18T18:27:51Z</meta:creation-date>
    <dc:date>2020-12-18T18:27:51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